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fo:color="#666666"/>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Sport – pages</text:p>
      <text:list xml:id="list86582674402832350" text:style-name="L1">
        <text:list-item>
          <text:p text:style-name="P1">inscription</text:p>
        </text:list-item>
        <text:list-item>
          <text:p text:style-name="P1">connexion</text:p>
        </text:list-item>
        <text:list-item>
          <text:p text:style-name="P1">profile utilisateur : email, mdp</text:p>
        </text:list-item>
        <text:list-item>
          <text:p text:style-name="P1">page « à propos de la méthode » (décrire méthode, cf fichier idées, partie « méthode »)</text:p>
        </text:list-item>
        <text:list-item>
          <text:p text:style-name="P1">accueil utilisateur</text:p>
          <text:list>
            <text:list-item>
              <text:p text:style-name="P1">bouton « configurer nouvel exercice » → mène au formulaire d'exercice</text:p>
            </text:list-item>
            <text:list-item>
              <text:p text:style-name="P1">une zone par exercice, pour chaque</text:p>
              <text:list>
                <text:list-item>
                  <text:p text:style-name="P1">nombre à faire</text:p>
                </text:list-item>
                <text:list-item>
                  <text:p text:style-name="P1">messages « dernière fois il y a (x) heures »</text:p>
                  <text:list>
                    <text:list-item>
                      <text:p text:style-name="P1">gris si x &lt; 16, rajouter « reposez vous »</text:p>
                    </text:list-item>
                    <text:list-item>
                      <text:p text:style-name="P1">vert si x &lt; 28</text:p>
                    </text:list-item>
                    <text:list-item>
                      <text:p text:style-name="P1">orange si 28 &lt; x &lt; 72</text:p>
                    </text:list-item>
                    <text:list-item>
                      <text:p text:style-name="P1">rouge si x &gt; 72</text:p>
                    </text:list-item>
                  </text:list>
                </text:list-item>
                <text:list-item>
                  <text:p text:style-name="P1">bouton « c'est fait » → incrémente, remet x à 0, grise message</text:p>
                </text:list-item>
                <text:list-item>
                  <text:p text:style-name="P1">bouton « pause » → form « arrêt de (x) jours » (vacances / blessure / courbature / …)</text:p>
                  <text:list>
                    <text:list-item>
                      <text:p text:style-name="P1">si arrêt trop long, baisser nombre demandé, performances perdues</text:p>
                    </text:list-item>
                  </text:list>
                </text:list-item>
                <text:list-item>
                  <text:p text:style-name="P1">bouton « stop » → grisé, bouton « relancer » (baisse perf aussi si long)</text:p>
                </text:list-item>
                <text:list-item>
                  <text:p text:style-name="P1">bouton « supprimer » → supprime définitivement l'exercice</text:p>
                </text:list-item>
              </text:list>
            </text:list-item>
          </text:list>
        </text:list-item>
        <text:list-item>
          <text:p text:style-name="P1">accueil visiteur</text:p>
          <text:list>
            <text:list-item>
              <text:p text:style-name="P1">bouton « inscription »</text:p>
            </text:list-item>
            <text:list-item>
              <text:p text:style-name="P1">bouton « connexion »</text:p>
            </text:list-item>
            <text:list-item>
              <text:p text:style-name="P1">bouton « configurer un exercice sans s'inscrire »</text:p>
              <text:list>
                <text:list-item>
                  <text:p text:style-name="P1">message « attention : vos données ne seront pas sauvegardées. Vous pourrez cependant télécharger un récapitulatif PDF. »</text:p>
                </text:list-item>
                <text:list-item>
                  <text:p text:style-name="P1">mène au formulaire d'exercice</text:p>
                </text:list-item>
              </text:list>
            </text:list-item>
            <text:list-item>
              <text:p text:style-name="P1">dessous : texte identique à page « à propos de la méthode »</text:p>
            </text:list-item>
          </text:list>
        </text:list-item>
        <text:list-item>
          <text:p text:style-name="P1">formulaire</text:p>
          <text:list>
            <text:list-item>
              <text:p text:style-name="P1">nom exercice (à titre indicatif)</text:p>
            </text:list-item>
            <text:list-item>
              <text:p text:style-name="P1">type (liste sélection) : répétitions / distance sur plat / distance avec dénivelé</text:p>
            </text:list-item>
            <text:list-item>
              <text:p text:style-name="P1">si répétitions</text:p>
              <text:list>
                <text:list-item>
                  <text:p text:style-name="P1">votre maximum possible (essayez si vous ne le connaissez pas)</text:p>
                </text:list-item>
                <text:list-item>
                  <text:p text:style-name="P1">message « si vous n'arrivez pas à faire une seule répétition, faites une version facile de l'exercice. Astuce : faire le mouvement en négatif. Exemple : démarrez une traction en position haute avec une chaise, levez les jambes et pendez vous bras pliés, et résistez pendant la descente, ralentissez la au maximum. Remplissez le formulaire et suivez l'évolution pour le négatif, jusqu'à ce que vous ayez le niveau pour le positif. Alors, supprimez les données du négatif, et recommencez une configuration d'exercice avec le positif. »</text:p>
                </text:list-item>
                <text:list-item>
                  <text:p text:style-name="P1">« fréquence estimée : tous les (x) jours »</text:p>
                </text:list-item>
              </text:list>
            </text:list-item>
            <text:list-item>
              <text:p text:style-name="P1">si distance sur plat</text:p>
              <text:list>
                <text:list-item>
                  <text:p text:style-name="P1">votre maximum possible (essayez si vous ne le connaissez pas)</text:p>
                </text:list-item>
                <text:list-item>
                  <text:p text:style-name="P1">« fréquence estimée : tous les (x) jours »</text:p>
                </text:list-item>
              </text:list>
            </text:list-item>
            <text:list-item>
              <text:p text:style-name="P1">si distance avec dénivelé</text:p>
              <text:list>
                <text:list-item>
                  <text:p text:style-name="P1">votre maximum possible (basez vous sur un exemple où vous vous êtes poussé à bout, essayez si vous ne le connaissez pas) :</text:p>
                  <text:list>
                    <text:list-item>
                      <text:p text:style-name="P1">champs km</text:p>
                    </text:list-item>
                    <text:list-item>
                      <text:p text:style-name="P1">champs dénivelé positif</text:p>
                    </text:list-item>
                  </text:list>
                </text:list-item>
                <text:list-item>
                  <text:p text:style-name="P1"><text:soft-page-break/>« fréquence estimée : tous les (x) jours »</text:p>
                </text:list-item>
              </text:list>
            </text:list-item>
          </text:list>
        </text:list-item>
        <text:list-item>
          <text:p text:style-name="P1">graphique évolution</text:p>
          <text:list>
            <text:list-item>
              <text:p text:style-name="P1">un par exercice</text:p>
            </text:list-item>
            <text:list-item>
              <text:p text:style-name="P1">abscisse : jours</text:p>
            </text:list-item>
            <text:list-item>
              <text:p text:style-name="P1">ordonnée : répétitions / distance (km) / valeur formule avec dist et dénivelé</text:p>
            </text:list-item>
            <text:list-item>
              <text:p text:style-name="P1">colonne « jour courant »</text:p>
            </text:list-item>
            <text:list-item>
              <text:p text:style-name="P1">après colonne : avance de 1 par jour</text:p>
            </text:list-item>
            <text:list-item>
              <text:p text:style-name="P1">avant colonne : ce qui a effectivement été fait (changer couleur courbe ?)</text:p>
            </text:list-item>
          </text:list>
        </text:list-item>
        <text:list-item>
          <text:p text:style-name="P2">graphique jour distance avec dénivelé</text:p>
          <text:list>
            <text:list-item>
              <text:p text:style-name="P2">(finalement non, complexe et n'apporte quasi rien !!!)</text:p>
            </text:list-item>
            <text:list-item>
              <text:p text:style-name="P2">chaque jour, dois totaliser valeur suffisante avec formule dist &amp; dénivelé</text:p>
            </text:list-item>
            <text:list-item>
              <text:p text:style-name="P2">pas évident de juger valeurs km et déniv acceptables</text:p>
            </text:list-item>
            <text:list-item>
              <text:p text:style-name="P2">donc chaque jour, montre graphique, avec courbe séparant valeurs OK (au dessus de courbe) et valeurs pas OK (sous courbe)</text:p>
            </text:list-item>
            <text:list-item>
              <text:p text:style-name="P2">abscisse : km ; ordonnée : dénivelé ; courbe = limite valeur OK pour jour</text:p>
            </text:list-item>
          </text:list>
        </text:list-item>
        <text:list-item>
          <text:p text:style-name="P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master-page-name="">
      <style:paragraph-properties fo:margin-top="0cm" fo:margin-bottom="0.3cm" fo:text-align="center" style:justify-single-word="false" style:page-number="auto" fo:background-color="transparent" style:shadow="none" fo:keep-with-next="always">
        <style:tab-stops/>
        <style:background-image/>
      </style:paragraph-properties>
      <style:text-properties fo:text-transform="uppercase" fo:color="#ff0000" style:font-name="Times New Roman1" fo:font-size="24pt" fo:font-weight="bold"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cm" fo:margin-bottom="0.3cm" fo:text-align="justify" style:justify-single-word="false" fo:text-indent="0cm" style:auto-text-indent="false" style:page-number="auto" fo:background-color="transparent" style:shadow="none">
        <style:tab-stops/>
        <style:background-image/>
      </style:paragraph-properties>
      <style:text-properties fo:font-variant="normal" fo:text-transform="none" fo:color="#006600" style:font-name="Times New Roman1" fo:font-size="16pt" fo:font-style="normal" style:text-underline-style="none"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3cm" fo:margin-bottom="0.3cm" fo:text-align="center" style:justify-single-word="false" fo:text-indent="0cm" style:auto-text-indent="false" style:page-number="auto" fo:background-color="transparent" style:shadow="none">
        <style:tab-stops/>
        <style:background-image/>
      </style:paragraph-properties>
      <style:text-properties fo:font-variant="normal" fo:text-transform="none" fo:color="#0000ff" style:font-name="Times New Roman1" fo:font-size="18pt" style:text-underline-style="none"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fo:text-align="justify" style:justify-single-word="false" fo:text-indent="0cm" style:auto-text-indent="false" style:page-number="auto"/>
      <style:text-properties fo:font-variant="normal" fo:text-transform="none" fo:color="#666666"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01cm" fo:margin-bottom="0.101cm" fo:text-align="justify" style:justify-single-word="false" fo:text-indent="0cm" style:auto-text-indent="false" style:page-number="auto">
        <style:tab-stops/>
      </style:paragraph-properties>
      <style:text-properties fo:font-variant="normal" fo:text-transform="none" fo:color="#000000"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cm" fo:margin-right="0cm" fo:margin-top="0cm" fo:margin-bottom="0cm" fo:text-align="justify" style:justify-single-word="false" fo:text-indent="0cm" style:auto-text-indent="false" style:page-number="auto">
        <style:tab-stops/>
      </style:paragraph-properties>
      <style:text-properties fo:font-variant="normal" fo:text-transform="none" fo:color="#666666" fo:font-size="12pt" fo:font-weight="normal"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08T11:30:48</meta:creation-date>
    <meta:generator>OpenOffice/4.1.7$Unix OpenOffice.org_project/417m1$Build-9800</meta:generator>
    <meta:editing-duration>P2DT14H48M51S</meta:editing-duration>
    <meta:editing-cycles>93</meta:editing-cycles>
    <dc:title>note</dc:title>
    <dc:date>2022-03-17T18:11:12</dc:date>
    <meta:document-statistic meta:table-count="0" meta:image-count="0" meta:object-count="0" meta:page-count="2" meta:paragraph-count="54" meta:word-count="561" meta:character-count="2920"/>
    <meta:template xlink:type="simple" xlink:actuate="onRequest" xlink:title="note" xlink:href="../../../../../../Library/Application%20Support/OpenOffice/4/user/template/note.ott" meta:date="2022-02-08T11:30:48"/>
  </office:meta>
</office:document-meta>
</file>